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fo:font-weight="normal" officeooo:rsid="002349e8" officeooo:paragraph-rsid="002349e8" style:font-size-asian="10.5pt" style:font-weight-asian="normal" style:font-size-complex="12pt" style:font-weight-complex="normal"/>
    </style:style>
    <style:style style:name="P2" style:family="paragraph" style:parent-style-name="Standard">
      <style:text-properties fo:font-size="12pt" fo:font-weight="normal" officeooo:rsid="0024cba5" officeooo:paragraph-rsid="0024cba5" style:font-size-asian="10.5pt" style:font-weight-asian="normal" style:font-size-complex="12pt" style:font-weight-complex="normal"/>
    </style:style>
    <style:style style:name="P3" style:family="paragraph" style:parent-style-name="Standard">
      <style:text-properties fo:font-size="12pt" fo:font-weight="normal" officeooo:rsid="0024cba5" officeooo:paragraph-rsid="002656e3" style:font-size-asian="10.5pt" style:font-weight-asian="normal" style:font-size-complex="12pt" style:font-weight-complex="normal"/>
    </style:style>
    <style:style style:name="P4" style:family="paragraph" style:parent-style-name="Standard">
      <style:text-properties fo:font-size="12pt" fo:font-weight="normal" officeooo:rsid="002691f7" officeooo:paragraph-rsid="002691f7" style:font-size-asian="10.5pt" style:font-weight-asian="normal" style:font-size-complex="12pt" style:font-weight-complex="normal"/>
    </style:style>
    <style:style style:name="P5" style:family="paragraph" style:parent-style-name="Standard">
      <style:text-properties fo:font-size="12pt" fo:font-weight="normal" officeooo:rsid="002a489e" officeooo:paragraph-rsid="002a489e" style:font-size-asian="10.5pt" style:font-weight-asian="normal" style:font-size-complex="12pt" style:font-weight-complex="normal"/>
    </style:style>
    <style:style style:name="P6" style:family="paragraph" style:parent-style-name="Standard">
      <style:text-properties fo:font-size="12pt" fo:font-weight="normal" officeooo:rsid="002b7e68" officeooo:paragraph-rsid="002b7e68" style:font-size-asian="10.5pt" style:font-weight-asian="normal" style:font-size-complex="12pt" style:font-weight-complex="normal"/>
    </style:style>
    <style:style style:name="P7" style:family="paragraph" style:parent-style-name="Standard">
      <style:text-properties fo:font-size="12pt" fo:font-weight="normal" officeooo:rsid="002c16aa" officeooo:paragraph-rsid="002c16aa" style:font-size-asian="10.5pt" style:font-weight-asian="normal" style:font-size-complex="12pt" style:font-weight-complex="normal"/>
    </style:style>
    <style:style style:name="P8" style:family="paragraph" style:parent-style-name="Standard">
      <style:text-properties fo:font-size="12pt" fo:font-weight="normal" officeooo:rsid="002d4d8d" officeooo:paragraph-rsid="002d4d8d" style:font-size-asian="10.5pt" style:font-weight-asian="normal" style:font-size-complex="12pt" style:font-weight-complex="normal"/>
    </style:style>
    <style:style style:name="P9" style:family="paragraph" style:parent-style-name="Standard">
      <style:text-properties fo:font-size="12pt" fo:font-weight="normal" officeooo:rsid="002ec303" officeooo:paragraph-rsid="002ec303" style:font-size-asian="10.5pt" style:font-weight-asian="normal" style:font-size-complex="12pt" style:font-weight-complex="normal"/>
    </style:style>
    <style:style style:name="P10" style:family="paragraph" style:parent-style-name="Standard">
      <style:text-properties fo:font-size="12pt" fo:font-weight="normal" officeooo:rsid="002ed690" officeooo:paragraph-rsid="002ed690" style:font-size-asian="10.5pt" style:font-weight-asian="normal" style:font-size-complex="12pt" style:font-weight-complex="normal"/>
    </style:style>
    <style:style style:name="P11" style:family="paragraph" style:parent-style-name="Standard">
      <style:text-properties fo:font-size="12pt" fo:font-weight="normal" officeooo:rsid="0030802e" officeooo:paragraph-rsid="0030802e" style:font-size-asian="10.5pt" style:font-weight-asian="normal" style:font-size-complex="12pt" style:font-weight-complex="normal"/>
    </style:style>
    <style:style style:name="P12" style:family="paragraph" style:parent-style-name="Standard">
      <style:text-properties fo:font-size="12pt" fo:font-weight="normal" officeooo:rsid="00323703" officeooo:paragraph-rsid="00323703" style:font-size-asian="10.5pt" style:font-weight-asian="normal" style:font-size-complex="12pt" style:font-weight-complex="normal"/>
    </style:style>
    <style:style style:name="P13" style:family="paragraph" style:parent-style-name="Standard">
      <style:text-properties fo:font-size="12pt" fo:font-weight="normal" officeooo:rsid="00334342" officeooo:paragraph-rsid="00334342" style:font-size-asian="10.5pt" style:font-weight-asian="normal" style:font-size-complex="12pt" style:font-weight-complex="normal"/>
    </style:style>
    <style:style style:name="P14" style:family="paragraph" style:parent-style-name="Header">
      <style:text-properties fo:font-size="26pt" officeooo:rsid="0021a159" officeooo:paragraph-rsid="0021a159" style:font-size-asian="26pt" style:font-size-complex="26pt"/>
    </style:style>
    <style:style style:name="P15" style:family="paragraph" style:parent-style-name="Header">
      <style:text-properties fo:font-size="13pt" officeooo:rsid="0021a159" officeooo:paragraph-rsid="0021a159" style:font-size-asian="13pt" style:font-size-complex="13pt"/>
    </style:style>
    <style:style style:name="T1" style:family="text">
      <style:text-properties officeooo:rsid="002656e3"/>
    </style:style>
    <style:style style:name="T2" style:family="text">
      <style:text-properties officeooo:rsid="002881e9"/>
    </style:style>
    <style:style style:name="T3" style:family="text">
      <style:text-properties officeooo:rsid="002ec30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Introduction = </text:p>
      <text:p text:style-name="P13"/>
      <text:p text:style-name="P13"/>
      <text:p text:style-name="P13">This paper uses a Recurrent Nueral Networks to find a recursive structure is commonly found in the inputs of different modalities such as natural scene images or natural language sentences. This is the first deep learning work which learns full scene segmentation, annotation and classification. The same algorithm can be used both to provide a competitive syntactic parser for natural language sentences from the Penn Treebank and to outperform alternative approaches for semantic scene segmentation, annotation and classification. </text:p>
      <text:p text:style-name="P13"/>
      <text:p text:style-name="P13">This particular approach for NLP is different in that it handles variable sized sentences in a natural way and captures the recursive nature of natural language. Furthermore, it jointly learns parsing decisions, categories for each phrase and phrase feature embeddings which capture the semantics of their constituents ==</text:p>
      <text:p text:style-name="P13"/>
      <text:p text:style-name="P13"/>
      <text:p text:style-name="P13">= Core Idea =</text:p>
      <text:p text:style-name="P13"/>
      <text:p text:style-name="P13">The following figure describes the recursive structure that is present in the images and the sentences.</text:p>
      <text:p text:style-name="P13"/>
      <text:p text:style-name="P13">&lt;center&gt;</text:p>
      <text:p text:style-name="P13">[[File:Pic1.png]]</text:p>
      <text:p text:style-name="P13">&lt;/center&gt;</text:p>
      <text:p text:style-name="P13"/>
      <text:p text:style-name="P13">Images are first over segmented into regions which are later mapped to semantic feature vector using a neural network. These features are <text:s/>then used as an input to the RNN, which decides whether or not to merge the neighbouring images. This is decided based on a score which is higher if the neighbouring images are similar.</text:p>
      <text:p text:style-name="P13"/>
      <text:p text:style-name="P13">In total the RNN computed 3 outputs : </text:p>
      <text:p text:style-name="P13">Score, whether to merge or not</text:p>
      <text:p text:style-name="P13">a new semantic feature representation for this larger region</text:p>
      <text:p text:style-name="P13">Class label</text:p>
      <text:p text:style-name="P13"/>
      <text:p text:style-name="P13">The same procedure is applied to parsing of words too. The semanctic features are given as an input to the RNN, then they are merged into phrases in a syntactically and semantically meaningful order.</text:p>
      <text:p text:style-name="P13"/>
      <text:p text:style-name="P13">= Input Representation =</text:p>
      <text:p text:style-name="P13"/>
      <text:p text:style-name="P13">Each image is divided into 78 segments, and 119 Features from each segment are extracted. These features include color and</text:p>
      <text:p text:style-name="P13">texture features , boosted pixel classifier scores (trained on the labelled training data), as well as appearance and shape features. </text:p>
      <text:p text:style-name="P13"/>
      <text:p text:style-name="P13"><text:soft-page-break/>Each of these images are then transformed semantically by applying it to a neural network layer using a logistic function as the activation unit.</text:p>
      <text:p text:style-name="P13"/>
      <text:p text:style-name="P13">''a&lt;sub&gt;i&lt;/sub&gt;=f(W&lt;sup&gt;sem&lt;/sup&gt;F&lt;sub&gt;i&lt;/sub&gt; + b&lt;sup&gt;sem&lt;/sup&gt;)''</text:p>
      <text:p text:style-name="P13"/>
      <text:p text:style-name="P13">where W is the weight that we want to learn, F is the Feature Vector, b is the bias and f is the sigmoid function.</text:p>
      <text:p text:style-name="P13"/>
      <text:p text:style-name="P13">For the sentences, the Features are simply the Bag of words model. <text:s/>The activation function for the sentences is </text:p>
      <text:p text:style-name="P13"/>
      <text:p text:style-name="P13">''a&lt;sub&gt;i&lt;/sub&gt;=Le&lt;sub&gt;k&lt;/sub&gt;''</text:p>
      <text:p text:style-name="P13"/>
      <text:p text:style-name="P13">where L is the word embedding matrix. This matrix usually captures co-occurrence statistics and its values are learned. Assume we are given an ordered list of N words words from a sentence x. Each word'' i = 1, . . . , N&lt;sub&gt;words&lt;/sub&gt;'' has an associated vocabulary index k into the columns of the embedding matrix. The activation function is </text:p>
      <text:p text:style-name="P13"/>
      <text:p text:style-name="P13">a &lt;sub&gt;i&lt;/sub&gt; = Le&lt;sub&gt;k&lt;/sub&gt;</text:p>
      <text:p text:style-name="P13"/>
      <text:p text:style-name="P13">where e&lt;sub&gt;k&lt;/sub&gt; is the binary vector used to get the word at a particular index.</text:p>
      <text:p text:style-name="P13"/>
      <text:p text:style-name="P13">= Recursive Neural Networks for Structure Prediction =</text:p>
      <text:p text:style-name="P13"/>
      <text:p text:style-name="P13">In our discriminative parsing architecture, the goal is to learn a function ''f : X → Y,'' where Y is the set of all possible binary parse trees. </text:p>
      <text:p text:style-name="P13">An input x consists of two parts: (i) A set of activation vectors ''{a 1 , . . . , a N segs }'', which represent input elements such as image segments or words of a sentence. (ii) A symmetric adjacency matrix ''A'', where ''A(i, j) = 1,'' if segment i neighbors j. This matrix defines which elements can be merged. For sentences, this matrix has a special form with 1’s only on the first diagonal below and above the main diagonal.</text:p>
      <text:p text:style-name="P13"/>
      <text:p text:style-name="P13">The following figure illustrates how the inputs to RNN look like and what the correct label is. For trees, we have have more than one correct binary parse trees, but for sentences we will only have one correct tree.</text:p>
      <text:p text:style-name="P13">&lt;center&gt;</text:p>
      <text:p text:style-name="P13">[[File:pic2.png]]</text:p>
      <text:p text:style-name="P13">&lt;/center&gt;</text:p>
      <text:p text:style-name="P13"/>
      <text:p text:style-name="P13">The structural loss margin for RNN to predict the tree is defined as follows</text:p>
      <text:p text:style-name="P13">''&lt;math&gt;\Delta&lt;/math&gt;(x,l,y&lt;sup&gt;proposed&lt;/sup&gt;)=&lt;math&gt;\Kappa&lt;/math&gt;&lt;math&gt;\Sigma&lt;/math&gt; 1{subTree(d)&lt;math&gt;\not\in</text:p>
      <text:p text:style-name="P13">&lt;/math&gt;Y (x, l)} </text:p>
      <text:p text:style-name="P13">/ Y (x, l)''</text:p>
      <text:p text:style-name="P13"><text:soft-page-break/></text:p>
      <text:p text:style-name="P13">where the summation is over all non terminal nodes and &lt;math&gt;\Kappa&lt;/math&gt; is a parameter. ''Y(x,l'') is the set of correct tree corresponding to input ''x'' and label ''l''.</text:p>
      <text:p text:style-name="P13"/>
      <text:p text:style-name="P13">Given the training set, we search for a function f with small expected loss on unseen inputs, i.e. </text:p>
      <text:p text:style-name="P13">[[File:pic3.png]]</text:p>
      <text:p text:style-name="P13">where θ are all the parameters needed to compute a score s with an RNN. The score of a tree y is high if the algorithm is confident that the structure of the tree is correct.</text:p>
      <text:p text:style-name="P13"/>
      <text:p text:style-name="P13">An additional constraint imposed is that the score of the highest scoring tree should be greater than margin defined y the structural loss function so that we get as high score as possible on the correct tree and as low score as possible on the wrong tree.</text:p>
      <text:p text:style-name="P13">This constraint can be expressed as </text:p>
      <text:p text:style-name="P13">[[File:pic4.png]]</text:p>
      <text:p text:style-name="P13"/>
      <text:p text:style-name="P13">With these constraints minimizing the following objective function ''maximizes'' the correct tree’s score and minimizes (up to a margin) the score of the highest scoring but incorrect tree. [[File:pic5.png]]</text:p>
      <text:p text:style-name="P13"/>
      <text:p text:style-name="P13">= Results =</text:p>
      <text:p text:style-name="P13"/>
      <text:p text:style-name="P13">The parameters to tune in this algorithm are <text:s/>''n'', the size of the hidden layer;'' κ'', the penalization term for incorrect parsing decisions and ''λ'', the regularization parame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26pt" officeooo:rsid="0021a159" officeooo:paragraph-rsid="0021a159" style:font-size-asian="26pt" style:font-size-complex="26pt"/>
    </style:style>
    <style:style style:name="MP2" style:family="paragraph" style:parent-style-name="Header">
      <style:text-properties fo:font-size="13pt" officeooo:rsid="0021a159" officeooo:paragraph-rsid="0021a159" style:font-size-asian="13pt" style:font-size-complex="13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6T12:13:24.476991988</meta:creation-date>
    <dc:date>2015-10-16T23:16:58.903922710</dc:date>
    <meta:editing-duration>PT5H27M56S</meta:editing-duration>
    <meta:editing-cycles>17</meta:editing-cycles>
    <meta:generator>LibreOffice/4.2.8.2$Linux_X86_64 LibreOffice_project/420m0$Build-2</meta:generator>
    <meta:document-statistic meta:table-count="0" meta:image-count="0" meta:object-count="0" meta:page-count="3" meta:paragraph-count="46" meta:word-count="842" meta:character-count="5166" meta:non-whitespace-character-count="4357"/>
  </office:meta>
</office:document-meta>
</file>